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D8000002135E99615D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4cm"/>
    </style:style>
    <style:style style:name="pr4" style:family="presentation" style:parent-style-name="Folienmaster_5f_default-title">
      <style:graphic-properties draw:auto-grow-height="true" fo:min-height="1.212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4cm"/>
    </style:style>
    <style:style style:name="P1" style:family="paragraph">
      <style:text-properties fo:font-size="18.2000007629395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presentation:style-name="pr1" draw:layer="layout" svg:width="18cm" svg:height="4.08cm" svg:x="6.7cm" svg:y="7.17cm" presentation:class="title" presentation:user-transformed="true">
          <draw:text-box>
            <text:p>Untersuchung der Effizienz von RRT* bei autonomen Autos</text:p>
          </draw:text-box>
        </draw:frame>
        <draw:frame presentation:style-name="pr2" draw:text-style-name="P1" draw:layer="layout" svg:width="18cm" svg:height="2.94cm" svg:x="6.7cm" svg:y="12.8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Gliederung</text:p>
          </draw:text-box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Mid – Level <text:s/>Planer</text:p>
          </draw:text-box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user-transformed="true">
          <draw:text-box>
            <text:p>Rapidly-Exploring Random Trees</text:p>
          </draw:text-box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olienmaster_5f_default" presentation:presentation-page-layout-name="AL2T1">
        <draw:frame presentation:style-name="pr4" draw:layer="layout" svg:width="24.01cm" svg:height="1.212cm" svg:x="0.7cm" svg:y="2.54cm" presentation:class="title" presentation:placeholder="true" presentation:user-transformed="true">
          <draw:text-box/>
        </draw:frame>
        <draw:frame presentation:style-name="pr5" draw:layer="layout" svg:width="24.01cm" svg:height="13.51cm" svg:x="0.7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d6e0" draw:fill-gradient-name="Gradient_20_7" draw:fill-hatch-name="Hatch_20_4" draw:fill-image-name="Bitmape_20_5" draw:fill-image-width="0cm" draw:fill-image-height="0cm" draw:textarea-horizontal-align="left" draw:auto-grow-height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6.653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0.641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paragraph-properties fo:text-align="center"/>
      <style:text-properties style:font-size-asian="14pt" style:font-size-complex="14pt"/>
    </style:style>
    <style:style style:name="MP8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style:style style:name="MT4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5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2.53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6.653cm" svg:height="1.202cm" svg:x="0.7cm" svg:y="0.82cm">
        <draw:text-box>
          <text:p text:style-name="MP5"><text:span text:style-name="MT2">RRT*, Bernd Sahre,</text:span></text:p>
          <text:p text:style-name="MP5"><text:span text:style-name="MT2">Fachbereich Robotik, Institut Informatik</text:span></text:p>
        </draw:text-box>
      </draw:frame>
      <draw:frame presentation:style-name="Mpr1" draw:text-style-name="MP7" draw:layer="backgroundobjects" svg:width="16.61cm" svg:height="0.64cm" svg:x="0.699cm" svg:y="18.419cm" presentation:class="footer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3.51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8" draw:layer="backgroundobjects" svg:width="16.61cm" svg:height="0.64cm" svg:x="0.7cm" svg:y="18.42cm" presentation:class="footer">
        <draw:text-box>
          <text:p text:style-name="MP8"><text:span text:style-name="MT4">Titel, Datum, ...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0" draw:layer="backgroundobjects" svg:width="3.409cm" svg:height="0.665cm" svg:x="21.141cm" svg:y="18.412cm">
        <text:list text:style-name="ML3">
          <text:list-header>
            <text:p text:style-name="MP9"><text:span text:style-name="MT5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9T10:37:16.83</meta:creation-date>
    <meta:editing-duration>PT4H10M8S</meta:editing-duration>
    <meta:editing-cycles>3</meta:editing-cycles>
    <meta:generator>OpenOffice/4.1.1$Win32 OpenOffice.org_project/411m6$Build-9775</meta:generator>
    <dc:date>2018-05-30T15:55:45.67</dc:date>
    <meta:document-statistic meta:object-count="154"/>
  </office:meta>
</office:document-meta>
</file>